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3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6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4">
      <style:text-properties style:text-underline-style="none"/>
    </style:style>
    <style:style style:name="P20" style:family="paragraph" style:parent-style-name="Standard">
      <style:paragraph-properties fo:break-before="page"/>
      <style:text-properties style:text-underline-style="none"/>
    </style:style>
    <style:style style:name="P21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</style:style>
    <style:style style:name="P2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9856153892051852" text:style-name="Outline">
        <text:list-item>
          <text:h text:style-name="P22" text:outline-level="1">Papas-Python</text:h>
        </text:list-item>
        <text:list-item>
          <text:h text:style-name="Heading_20_1" text:outline-level="1"/>
        </text:list-item>
      </text:list>
      <text:p text:style-name="Standard"/>
      <text:p text:style-name="Standard">Objetivo:Link imprescindibles</text:p>
      <text:p text:style-name="Standard"/>
      <text:p text:style-name="Standard">F.Creación: 25-02-2019</text:p>
      <text:p text:style-name="Standard"/>
      <text:p text:style-name="P20"/>
      <text:list xml:id="list8256633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1596857709" text:continue-numbering="true" text:style-name="Outline">
              <text:list-item>
                <text:list>
                  <text:list-item>
                    <text:h text:style-name="P17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/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/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/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849727568" text:continue-numbering="true" text:style-name="Outline">
              <text:list-item>
                <text:list>
                  <text:list-item>
                    <text:h text:style-name="P17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30</meta:editing-cycles>
    <meta:creation-date>2018-03-07T12:45:00</meta:creation-date>
    <dc:date>2019-02-25T13:31:42</dc:date>
    <meta:editing-duration>P6DT19H22M16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6" meta:word-count="13" meta:character-count="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